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be45" officeooo:paragraph-rsid="0001be45"/>
    </style:style>
    <style:style style:name="P2" style:family="paragraph" style:parent-style-name="Standard">
      <style:text-properties officeooo:rsid="0002baee" officeooo:paragraph-rsid="0002baee"/>
    </style:style>
    <style:style style:name="P3" style:family="paragraph" style:parent-style-name="Standard">
      <style:text-properties fo:font-weight="bold" officeooo:rsid="0001be45" officeooo:paragraph-rsid="0001be45" style:font-weight-asian="bold" style:font-weight-complex="bold"/>
    </style:style>
    <style:style style:name="T1" style:family="text">
      <style:text-properties officeooo:rsid="0002ba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posición</text:p>
      <text:p text:style-name="P1"/>
      <text:p text:style-name="P1">Durante las pausas para el café y las comidas, los diversos actores <text:span text:style-name="T1">de</text:span> la educación digital, <text:span text:style-name="T1">de</text:span> Bélgica y <text:span text:style-name="T1">de</text:span> los países representados en la conferencia, principalmente asociaciones y escuelas, presentarán sus <text:span text:style-name="T1">realizacione</text:span>s. Esta debería ser <text:span text:style-name="T1">l</text:span>a oportunidad para que los docentes, <text:span text:style-name="T1">lo</text:span>s direc<text:span text:style-name="T1">tivo</text:span>s, funcionarios electos y sus equipos, y las autoridades públicas conozcan la gran diversidad de actores digitales que existen en la escuela, grupos de actores que pueden <text:span text:style-name="T1">asistirlos</text:span> y ayuda<text:span text:style-name="T1">rlos</text:span> en la compleja misión de apoyar y capacitar, tanto a maestros como a niños, en los muchos usos digitales.</text:p>
      <text:p text:style-name="P1"/>
      <text:p text:style-name="P2">tag1</text:p>
      <text:p text:style-name="P2">KodoWallonie</text:p>
      <text:p text:style-name="P2">Esta asociación capacita a profesores y estudiantes en el enfoque integrado del pensamiento informático.</text:p>
      <text:p text:style-name="P2"/>
      <text:p text:style-name="P2"/>
      <text:p text:style-name="P2">conferencia</text:p>
      <text:p text:style-name="P2">Más información próximamente</text:p>
      <text:p text:style-name="P2"/>
      <text:p text:style-name="P2"/>
      <text:p text:style-name="P2">SER EXPOSITOR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20:16:50.301043780</meta:creation-date>
    <dc:date>2018-05-20T22:10:19.520531072</dc:date>
    <meta:editing-duration>PT28M13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8" meta:word-count="115" meta:character-count="773" meta:non-whitespace-character-count="666"/>
  </office:meta>
</office:document-meta>
</file>